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bold" style:font-weight-asian="bold" style:font-weight-complex="bold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Path / Lin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rgent?</text:p>
          </table:table-cell>
          <table:table-cell table:style-name="ce1" office:value-type="string" calcext:value-type="string">
            <text:p>Replace?</text:p>
          </table:table-cell>
          <table:table-cell table:style-name="ce1" office:value-type="string" calcext:value-type="string">
            <text:p>Need to modify .desktop file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pplica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zF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rcis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mbono-dvd</text:p>
          </table:table-cell>
          <table:table-cell office:value-type="string" calcext:value-type="string">
            <text:p>apps/bombono-dvd.svg|png → ./devede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ss</text:p>
          </table:table-cell>
          <table:table-cell office:value-type="string" calcext:value-type="string">
            <text:p>apps/gnome-chess.svg|png → ./gnome-glchess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apps/gnome-clocks.svg|png → ./clock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 Falso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ve-or-more</text:p>
          </table:table-cell>
          <table:table-cell office:value-type="string" calcext:value-type="string">
            <text:p>apps/five-or-more.svg|png → ./gnome-glines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-in-a-row</text:p>
          </table:table-cell>
          <table:table-cell office:value-type="string" calcext:value-type="string">
            <text:p>apps/four-in-a-row.svg|png → ./gnome-gnec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wbuilder</text:p>
          </table:table-cell>
          <table:table-cell office:value-type="string" calcext:value-type="string">
            <text:p>apps/fwbuilder → ./preferences-system-firewall.svg|png</text:p>
          </table:table-cell>
          <table:table-cell office:value-type="string" calcext:value-type="string">
            <text:p>[SOLVED][LINK]</text:p>
          </table:table-cell>
          <table:table-cell/>
          <table:table-cell office:value-type="string" calcext:value-type="string">
            <text:p>MAY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A Brows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DA Control Cent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ex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ome Softwar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ome Subtitles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ranslator</text:p>
          </table:table-cell>
          <table:table-cell office:value-type="string" calcext:value-type="string">
            <text:p>apps/gtranslator.svg|png → poedit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br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P Device Manag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O 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apps/gnome-logs.svg|png → ./logviewer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H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p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bbles</text:p>
          </table:table-cell>
          <table:table-cell office:value-type="string" calcext:value-type="string">
            <text:p>apps/gnome-nibbles.svg|png → ./gnome-gnibbles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apps/bijiben.svg|png → ./gnome-sticky-notes-apple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ave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oto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ri</text:p>
          </table:table-cell>
          <table:table-cell office:value-type="string" calcext:value-type="string">
            <text:p>apps/polari.svg|png → xcha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c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 Assistant</text:p>
          </table:table-cell>
          <table:table-cell office:value-type="string" calcext:value-type="string">
            <text:p>apps/assistant-qt4.svg|png → qtassistant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 Designer</text:p>
          </table:table-cell>
          <table:table-cell office:value-type="string" calcext:value-type="string">
            <text:p>apps/designer-qt4.svg|png → qtdesigner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 Linguist</text:p>
          </table:table-cell>
          <table:table-cell office:value-type="string" calcext:value-type="string">
            <text:p>apps/linguist-qt4.svg|png → qtlinguist.svg|png</text:p>
          </table:table-cell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 Qdbus Vie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 V4L2 Test Ut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odlibet</text:p>
          </table:table-cell>
          <table:table-cell/>
          <table:table-cell office:value-type="string" calcext:value-type="string">
            <text:p>[SOLV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ipl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ell Foop</text:p>
          </table:table-cell>
          <table:table-cell office:value-type="string" calcext:value-type="string">
            <text:p>apps/swell-foop.svg|png → gnome-swell-foop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i</text:p>
          </table:table-cell>
          <table:table-cell office:value-type="string" calcext:value-type="string">
            <text:p>apps/tali.svg|png → gnome-tali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ma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xcomma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xguitar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th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xMaxi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tting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apps/preferences-system-not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cy</text:p>
          </table:table-cell>
          <table:table-cell office:value-type="string" calcext:value-type="string">
            <text:p>apps/preferences-system-privacy.svg|png → ./stock-keyring.svg|png</text:p>
          </table:table-cell>
          <table:table-cell office:value-type="string" calcext:value-type="string">
            <text:p>[SOLVED][LINK]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apps/preferences-system-search.svg|png → ../actions/system-search.svg|png</text:p>
          </table:table-cell>
          <table:table-cell office:value-type="string" calcext:value-type="string">
            <text:p>[SOLVED][LINK]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ing</text:p>
          </table:table-cell>
          <table:table-cell office:value-type="string" calcext:value-type="string">
            <text:p>apps/preferences-system-shar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imetyp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ication/x-perl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nochrom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bsole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s/goa-account-facebook.svg|p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pps/goa-account.svg|p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pps/goa-account-yahoo.svg|p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pps/goa-account-twitter.svg|p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pps/goa-account-google.svg|png</text:p>
          </table:table-cell>
          <table:table-cell table:style-name="Default"/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7:Sheet1.B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7:54:48.111646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00:27:19.465014438</meta:creation-date>
    <dc:date>2014-05-13T18:04:09.272797923</dc:date>
    <meta:editing-duration>PT2H31M42S</meta:editing-duration>
    <meta:editing-cycles>15</meta:editing-cycles>
    <meta:generator>LibreOffice/4.2.4.2$Linux_X86_64 LibreOffice_project/420m0$Build-2</meta:generator>
    <meta:document-statistic meta:table-count="1" meta:cell-count="140" meta:object-count="0"/>
  </office:meta>
</office:document-meta>
</file>